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Nomenclature juridique 2 X Taille d’établissements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4" office:value-type="string" calcext:value-type="string">
            <text:p>Nomenclature juridique 2</text:p>
          </table:table-cell>
          <table:table-cell table:style-name="ce7" office:value-type="string" calcext:value-type="string">
            <text:p>Taille d’établissement</text:p>
          </table:table-cell>
          <table:table-cell table:style-name="ce7" office:value-type="string" calcext:value-type="string">
            <text:p>Nombre d’établissements</text:p>
          </table:table-cell>
          <table:table-cell table:style-name="ce7" office:value-type="string" calcext:value-type="string">
            <text:p>Nombre d’entreprises</text:p>
          </table:table-cell>
          <table:table-cell table:style-name="ce7" office:value-type="string" calcext:value-type="string">
            <text:p>Effectifs au 31/12</text:p>
          </table:table-cell>
          <table:table-cell table:style-name="ce7" office:value-type="string" calcext:value-type="string">
            <text:p>Effectifs EQTP</text:p>
          </table:table-cell>
          <table:table-cell table:style-name="ce7" office:value-type="string" calcext:value-type="string">
            <text:p>Rémunérations brutes</text:p>
          </table:table-cell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8084" calcext:value-type="float">
            <text:p>208 084</text:p>
          </table:table-cell>
          <table:table-cell table:style-name="ce9" office:value-type="float" office:value="154398" calcext:value-type="float">
            <text:p>154 398</text:p>
          </table:table-cell>
          <table:table-cell table:style-name="ce9" office:value-type="float" office:value="2312862" calcext:value-type="float">
            <text:p>2 312 862</text:p>
          </table:table-cell>
          <table:table-cell table:style-name="ce9" office:value-type="float" office:value="2029665" calcext:value-type="float">
            <text:p>2 029 665</text:p>
          </table:table-cell>
          <table:table-cell table:style-name="ce9" office:value-type="float" office:value="64277957222" calcext:value-type="float">
            <text:p>64 277 957 222</text:p>
          </table:table-cell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7048" calcext:value-type="float">
            <text:p>157 048</text:p>
          </table:table-cell>
          <table:table-cell table:style-name="ce9" office:value-type="float" office:value="125102" calcext:value-type="float">
            <text:p>125 102</text:p>
          </table:table-cell>
          <table:table-cell table:style-name="ce9" office:value-type="float" office:value="302077" calcext:value-type="float">
            <text:p>302 077</text:p>
          </table:table-cell>
          <table:table-cell table:style-name="ce9" office:value-type="float" office:value="301917" calcext:value-type="float">
            <text:p>301 917</text:p>
          </table:table-cell>
          <table:table-cell table:style-name="ce9" office:value-type="float" office:value="9457906536" calcext:value-type="float">
            <text:p>9 457 906 536</text:p>
          </table:table-cell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351" calcext:value-type="float">
            <text:p>39 351</text:p>
          </table:table-cell>
          <table:table-cell table:style-name="ce9" office:value-type="float" office:value="23246" calcext:value-type="float">
            <text:p>23 246</text:p>
          </table:table-cell>
          <table:table-cell table:style-name="ce9" office:value-type="float" office:value="760882" calcext:value-type="float">
            <text:p>760 882</text:p>
          </table:table-cell>
          <table:table-cell table:style-name="ce9" office:value-type="float" office:value="645008" calcext:value-type="float">
            <text:p>645 008</text:p>
          </table:table-cell>
          <table:table-cell table:style-name="ce9" office:value-type="float" office:value="19942949032" calcext:value-type="float">
            <text:p>19 942 949 032</text:p>
          </table:table-cell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0959" calcext:value-type="float">
            <text:p>10 959</text:p>
          </table:table-cell>
          <table:table-cell table:style-name="ce9" office:value-type="float" office:value="5632" calcext:value-type="float">
            <text:p>5 632</text:p>
          </table:table-cell>
          <table:table-cell table:style-name="ce9" office:value-type="float" office:value="894784" calcext:value-type="float">
            <text:p>894 784</text:p>
          </table:table-cell>
          <table:table-cell table:style-name="ce9" office:value-type="float" office:value="763931" calcext:value-type="float">
            <text:p>763 931</text:p>
          </table:table-cell>
          <table:table-cell table:style-name="ce9" office:value-type="float" office:value="22460462047" calcext:value-type="float">
            <text:p>22 460 462 047</text:p>
          </table:table-cell>
        </table:table-row>
        <table:table-row table:style-name="ro2"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26" calcext:value-type="float">
            <text:p>726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355119" calcext:value-type="float">
            <text:p>355 119</text:p>
          </table:table-cell>
          <table:table-cell table:style-name="ce9" office:value-type="float" office:value="318810" calcext:value-type="float">
            <text:p>318 810</text:p>
          </table:table-cell>
          <table:table-cell table:style-name="ce9" office:value-type="float" office:value="12416639607" calcext:value-type="float">
            <text:p>12 416 639 607</text:p>
          </table:table-cell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0659" calcext:value-type="float">
            <text:p>170 659</text:p>
          </table:table-cell>
          <table:table-cell table:style-name="ce9" office:value-type="float" office:value="140436" calcext:value-type="float">
            <text:p>140 436</text:p>
          </table:table-cell>
          <table:table-cell table:style-name="ce9" office:value-type="float" office:value="1630359" calcext:value-type="float">
            <text:p>1 630 359</text:p>
          </table:table-cell>
          <table:table-cell table:style-name="ce9" office:value-type="float" office:value="1394990" calcext:value-type="float">
            <text:p>1 394 990</text:p>
          </table:table-cell>
          <table:table-cell table:style-name="ce9" office:value-type="float" office:value="40905217593" calcext:value-type="float">
            <text:p>40 905 217 593</text:p>
          </table:table-cell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float" office:value="18700" calcext:value-type="float">
            <text:p>18 700</text:p>
          </table:table-cell>
          <table:table-cell table:style-name="ce9" office:value-type="float" office:value="14006" calcext:value-type="float">
            <text:p>14 006</text:p>
          </table:table-cell>
          <table:table-cell table:style-name="ce9" office:value-type="float" office:value="308927227" calcext:value-type="float">
            <text:p>308 927 227</text:p>
          </table:table-cell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911" calcext:value-type="float">
            <text:p>3 911</text:p>
          </table:table-cell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21676" calcext:value-type="float">
            <text:p>121 676</text:p>
          </table:table-cell>
          <table:table-cell table:style-name="ce9" office:value-type="float" office:value="105896" calcext:value-type="float">
            <text:p>105 896</text:p>
          </table:table-cell>
          <table:table-cell table:style-name="ce9" office:value-type="float" office:value="2903515933" calcext:value-type="float">
            <text:p>2 903 515 933</text:p>
          </table:table-cell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143" calcext:value-type="float">
            <text:p>5 143</text:p>
          </table:table-cell>
          <table:table-cell table:style-name="ce9" office:value-type="float" office:value="1637" calcext:value-type="float">
            <text:p>1 637</text:p>
          </table:table-cell>
          <table:table-cell table:style-name="ce9" office:value-type="float" office:value="68778" calcext:value-type="float">
            <text:p>68 778</text:p>
          </table:table-cell>
          <table:table-cell table:style-name="ce9" office:value-type="float" office:value="65403" calcext:value-type="float">
            <text:p>65 403</text:p>
          </table:table-cell>
          <table:table-cell table:style-name="ce9" office:value-type="float" office:value="2779017851" calcext:value-type="float">
            <text:p>2 779 017 851</text:p>
          </table:table-cell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83" calcext:value-type="float">
            <text:p>483</text:p>
          </table:table-cell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17381271" calcext:value-type="float">
            <text:p>17 381 271</text:p>
          </table:table-cell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381" calcext:value-type="float">
            <text:p>1 381</text:p>
          </table:table-cell>
          <table:table-cell table:style-name="ce9" office:value-type="float" office:value="1306" calcext:value-type="float">
            <text:p>1 306</text:p>
          </table:table-cell>
          <table:table-cell table:style-name="ce9" office:value-type="float" office:value="53205322" calcext:value-type="float">
            <text:p>53 205 322</text:p>
          </table:table-cell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185" calcext:value-type="float">
            <text:p>5 185</text:p>
          </table:table-cell>
          <table:table-cell table:style-name="ce9" office:value-type="float" office:value="2874" calcext:value-type="float">
            <text:p>2 874</text:p>
          </table:table-cell>
          <table:table-cell table:style-name="ce9" office:value-type="float" office:value="65590" calcext:value-type="float">
            <text:p>65 590</text:p>
          </table:table-cell>
          <table:table-cell table:style-name="ce9" office:value-type="float" office:value="64819" calcext:value-type="float">
            <text:p>64 819</text:p>
          </table:table-cell>
          <table:table-cell table:style-name="ce9" office:value-type="float" office:value="2328710796" calcext:value-type="float">
            <text:p>2 328 710 796</text:p>
          </table:table-cell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799" calcext:value-type="float">
            <text:p>6 799</text:p>
          </table:table-cell>
          <table:table-cell table:style-name="ce9" office:value-type="float" office:value="1599" calcext:value-type="float">
            <text:p>1 599</text:p>
          </table:table-cell>
          <table:table-cell table:style-name="ce9" office:value-type="float" office:value="113709" calcext:value-type="float">
            <text:p>113 709</text:p>
          </table:table-cell>
          <table:table-cell table:style-name="ce9" office:value-type="float" office:value="112992" calcext:value-type="float">
            <text:p>112 992</text:p>
          </table:table-cell>
          <table:table-cell table:style-name="ce9" office:value-type="float" office:value="5334745299" calcext:value-type="float">
            <text:p>5 334 745 299</text:p>
          </table:table-cell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3181" calcext:value-type="float">
            <text:p>3 181</text:p>
          </table:table-cell>
          <table:table-cell table:style-name="ce9" office:value-type="float" office:value="2988" calcext:value-type="float">
            <text:p>2 988</text:p>
          </table:table-cell>
          <table:table-cell table:style-name="ce9" office:value-type="float" office:value="95984116" calcext:value-type="float">
            <text:p>95 984 116</text:p>
          </table:table-cell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3402" calcext:value-type="float">
            <text:p>3 402</text:p>
          </table:table-cell>
          <table:table-cell table:style-name="ce9" office:value-type="float" office:value="3485" calcext:value-type="float">
            <text:p>3 485</text:p>
          </table:table-cell>
          <table:table-cell table:style-name="ce9" office:value-type="float" office:value="124625753" calcext:value-type="float">
            <text:p>124 625 753</text:p>
          </table:table-cell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5179" calcext:value-type="float">
            <text:p>5 179</text:p>
          </table:table-cell>
          <table:table-cell table:style-name="ce9" office:value-type="float" office:value="4795" calcext:value-type="float">
            <text:p>4 795</text:p>
          </table:table-cell>
          <table:table-cell table:style-name="ce9" office:value-type="float" office:value="126879126" calcext:value-type="float">
            <text:p>126 879 126</text:p>
          </table:table-cell>
        </table:table-row>
        <table:table-row table:style-name="ro2">
          <table:table-cell table:style-name="ce5" office:value-type="string" calcext:value-type="string">
            <text:p>Cooperative de transport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8171220" calcext:value-type="float">
            <text:p>8 171 220</text:p>
          </table:table-cell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18649590" calcext:value-type="float">
            <text:p>18 649 590</text:p>
          </table:table-cell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77" calcext:value-type="float">
            <text:p>1 677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float" office:value="88862" calcext:value-type="float">
            <text:p>88 862</text:p>
          </table:table-cell>
          <table:table-cell table:style-name="ce9" office:value-type="float" office:value="79555" calcext:value-type="float">
            <text:p>79 555</text:p>
          </table:table-cell>
          <table:table-cell table:style-name="ce9" office:value-type="float" office:value="2665122281" calcext:value-type="float">
            <text:p>2 665 122 281</text:p>
          </table:table-cell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965" calcext:value-type="float">
            <text:p>3 965</text:p>
          </table:table-cell>
          <table:table-cell table:style-name="ce9" office:value-type="float" office:value="3856" calcext:value-type="float">
            <text:p>3 856</text:p>
          </table:table-cell>
          <table:table-cell table:style-name="ce9" office:value-type="float" office:value="27517" calcext:value-type="float">
            <text:p>27 517</text:p>
          </table:table-cell>
          <table:table-cell table:style-name="ce9" office:value-type="float" office:value="30239" calcext:value-type="float">
            <text:p>30 239</text:p>
          </table:table-cell>
          <table:table-cell table:style-name="ce9" office:value-type="float" office:value="772267180" calcext:value-type="float">
            <text:p>772 267 180</text:p>
          </table:table-cell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14" calcext:value-type="float">
            <text:p>2 014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8526" calcext:value-type="float">
            <text:p>48 526</text:p>
          </table:table-cell>
          <table:table-cell table:style-name="ce9" office:value-type="float" office:value="45255" calcext:value-type="float">
            <text:p>45 255</text:p>
          </table:table-cell>
          <table:table-cell table:style-name="ce9" office:value-type="float" office:value="2183202228" calcext:value-type="float">
            <text:p>2 183 202 228</text:p>
          </table:table-cell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429" calcext:value-type="float">
            <text:p>5 429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87896" calcext:value-type="float">
            <text:p>87 896</text:p>
          </table:table-cell>
          <table:table-cell table:style-name="ce9" office:value-type="float" office:value="78221" calcext:value-type="float">
            <text:p>78 221</text:p>
          </table:table-cell>
          <table:table-cell table:style-name="ce9" office:value-type="float" office:value="2843378916" calcext:value-type="float">
            <text:p>2 843 378 916</text:p>
          </table:table-cell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71" calcext:value-type="float">
            <text:p>1 771</text:p>
          </table:table-cell>
          <table:table-cell table:style-name="ce9" office:value-type="float" office:value="1293" calcext:value-type="float">
            <text:p>1 293</text:p>
          </table:table-cell>
          <table:table-cell table:style-name="ce9" office:value-type="float" office:value="26772" calcext:value-type="float">
            <text:p>26 772</text:p>
          </table:table-cell>
          <table:table-cell table:style-name="ce9" office:value-type="float" office:value="24487" calcext:value-type="float">
            <text:p>24 487</text:p>
          </table:table-cell>
          <table:table-cell table:style-name="ce9" office:value-type="float" office:value="808955520" calcext:value-type="float">
            <text:p>808 955 520</text:p>
          </table:table-cell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0813" calcext:value-type="float">
            <text:p>130 813</text:p>
          </table:table-cell>
          <table:table-cell table:style-name="ce9" office:value-type="float" office:value="114997" calcext:value-type="float">
            <text:p>114 997</text:p>
          </table:table-cell>
          <table:table-cell table:style-name="ce9" office:value-type="float" office:value="218660" calcext:value-type="float">
            <text:p>218 660</text:p>
          </table:table-cell>
          <table:table-cell table:style-name="ce9" office:value-type="float" office:value="213728" calcext:value-type="float">
            <text:p>213 728</text:p>
          </table:table-cell>
          <table:table-cell table:style-name="ce9" office:value-type="float" office:value="6199004784" calcext:value-type="float">
            <text:p>6 199 004 784</text:p>
          </table:table-cell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1159" calcext:value-type="float">
            <text:p>31 159</text:p>
          </table:table-cell>
          <table:table-cell table:style-name="ce9" office:value-type="float" office:value="20406" calcext:value-type="float">
            <text:p>20 406</text:p>
          </table:table-cell>
          <table:table-cell table:style-name="ce9" office:value-type="float" office:value="599421" calcext:value-type="float">
            <text:p>599 421</text:p>
          </table:table-cell>
          <table:table-cell table:style-name="ce9" office:value-type="float" office:value="497190" calcext:value-type="float">
            <text:p>497 190</text:p>
          </table:table-cell>
          <table:table-cell table:style-name="ce9" office:value-type="float" office:value="14821168749" calcext:value-type="float">
            <text:p>14 821 168 749</text:p>
          </table:table-cell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321" calcext:value-type="float">
            <text:p>8 321</text:p>
          </table:table-cell>
          <table:table-cell table:style-name="ce9" office:value-type="float" office:value="4778" calcext:value-type="float">
            <text:p>4 778</text:p>
          </table:table-cell>
          <table:table-cell table:style-name="ce9" office:value-type="float" office:value="662331" calcext:value-type="float">
            <text:p>662 331</text:p>
          </table:table-cell>
          <table:table-cell table:style-name="ce9" office:value-type="float" office:value="557911" calcext:value-type="float">
            <text:p>557 911</text:p>
          </table:table-cell>
          <table:table-cell table:style-name="ce9" office:value-type="float" office:value="15821812674" calcext:value-type="float">
            <text:p>15 821 812 674</text:p>
          </table:table-cell>
        </table:table-row>
        <table:table-row table:style-name="ro2">
          <table:table-cell table:style-name="ce5" office:value-type="string" calcext:value-type="string">
            <text:p>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149947" calcext:value-type="float">
            <text:p>149 947</text:p>
          </table:table-cell>
          <table:table-cell table:style-name="ce9" office:value-type="float" office:value="126161" calcext:value-type="float">
            <text:p>126 161</text:p>
          </table:table-cell>
          <table:table-cell table:style-name="ce9" office:value-type="float" office:value="4063231386" calcext:value-type="float">
            <text:p>4 063 231 386</text:p>
          </table:table-cell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619" calcext:value-type="float">
            <text:p>619</text:p>
          </table:table-cell>
          <table:table-cell table:style-name="ce9" office:value-type="float" office:value="15032007" calcext:value-type="float">
            <text:p>15 032 007</text:p>
          </table:table-cell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6733" calcext:value-type="float">
            <text:p>6 733</text:p>
          </table:table-cell>
          <table:table-cell table:style-name="ce9" office:value-type="float" office:value="5372" calcext:value-type="float">
            <text:p>5 372</text:p>
          </table:table-cell>
          <table:table-cell table:style-name="ce9" office:value-type="float" office:value="120341209" calcext:value-type="float">
            <text:p>120 341 209</text:p>
          </table:table-cell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0470" calcext:value-type="float">
            <text:p>10 470</text:p>
          </table:table-cell>
          <table:table-cell table:style-name="ce9" office:value-type="float" office:value="7216" calcext:value-type="float">
            <text:p>7 216</text:p>
          </table:table-cell>
          <table:table-cell table:style-name="ce9" office:value-type="float" office:value="156682705" calcext:value-type="float">
            <text:p>156 682 705</text:p>
          </table:table-cell>
        </table:table-row>
        <table:table-row table:style-name="ro2">
          <table:table-cell table:style-name="ce5" office:value-type="string" calcext:value-type="string">
            <text:p>Association d insertion par l economiqu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24" calcext:value-type="float">
            <text:p>1 124</text:p>
          </table:table-cell>
          <table:table-cell table:style-name="ce9" office:value-type="float" office:value="799" calcext:value-type="float">
            <text:p>799</text:p>
          </table:table-cell>
          <table:table-cell table:style-name="ce9" office:value-type="float" office:value="16871306" calcext:value-type="float">
            <text:p>16 871 306</text:p>
          </table:table-cell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54" calcext:value-type="float">
            <text:p>1 654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5467" calcext:value-type="float">
            <text:p>5 467</text:p>
          </table:table-cell>
          <table:table-cell table:style-name="ce9" office:value-type="float" office:value="5426" calcext:value-type="float">
            <text:p>5 426</text:p>
          </table:table-cell>
          <table:table-cell table:style-name="ce9" office:value-type="float" office:value="159959451" calcext:value-type="float">
            <text:p>159 959 451</text:p>
          </table:table-cell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55" calcext:value-type="float">
            <text:p>1 455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33452" calcext:value-type="float">
            <text:p>33 452</text:p>
          </table:table-cell>
          <table:table-cell table:style-name="ce9" office:value-type="float" office:value="28704" calcext:value-type="float">
            <text:p>28 704</text:p>
          </table:table-cell>
          <table:table-cell table:style-name="ce9" office:value-type="float" office:value="839034908" calcext:value-type="float">
            <text:p>839 034 908</text:p>
          </table:table-cell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761" calcext:value-type="float">
            <text:p>761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5692" calcext:value-type="float">
            <text:p>65 692</text:p>
          </table:table-cell>
          <table:table-cell table:style-name="ce9" office:value-type="float" office:value="56914" calcext:value-type="float">
            <text:p>56 914</text:p>
          </table:table-cell>
          <table:table-cell table:style-name="ce9" office:value-type="float" office:value="1434130768" calcext:value-type="float">
            <text:p>1 434 130 768</text:p>
          </table:table-cell>
        </table:table-row>
        <table:table-row table:style-name="ro2">
          <table:table-cell table:style-name="ce5" office:value-type="string" calcext:value-type="string">
            <text:p>Association reconnue d utilite publiqu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065" calcext:value-type="float">
            <text:p>17 065</text:p>
          </table:table-cell>
          <table:table-cell table:style-name="ce9" office:value-type="float" office:value="14853" calcext:value-type="float">
            <text:p>14 853</text:p>
          </table:table-cell>
          <table:table-cell table:style-name="ce9" office:value-type="float" office:value="470390806" calcext:value-type="float">
            <text:p>470 390 806</text:p>
          </table:table-cell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027" calcext:value-type="float">
            <text:p>4 027</text:p>
          </table:table-cell>
          <table:table-cell table:style-name="ce9" office:value-type="float" office:value="1185" calcext:value-type="float">
            <text:p>1 185</text:p>
          </table:table-cell>
          <table:table-cell table:style-name="ce9" office:value-type="float" office:value="15665" calcext:value-type="float">
            <text:p>15 665</text:p>
          </table:table-cell>
          <table:table-cell table:style-name="ce9" office:value-type="float" office:value="15874" calcext:value-type="float">
            <text:p>15 874</text:p>
          </table:table-cell>
          <table:table-cell table:style-name="ce9" office:value-type="float" office:value="632196040" calcext:value-type="float">
            <text:p>632 196 040</text:p>
          </table:table-cell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16355" calcext:value-type="float">
            <text:p>16 355</text:p>
          </table:table-cell>
          <table:table-cell table:style-name="ce9" office:value-type="float" office:value="15042" calcext:value-type="float">
            <text:p>15 042</text:p>
          </table:table-cell>
          <table:table-cell table:style-name="ce9" office:value-type="float" office:value="605193881" calcext:value-type="float">
            <text:p>605 193 881</text:p>
          </table:table-cell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12636" calcext:value-type="float">
            <text:p>12 636</text:p>
          </table:table-cell>
          <table:table-cell table:style-name="ce9" office:value-type="float" office:value="11544" calcext:value-type="float">
            <text:p>11 544</text:p>
          </table:table-cell>
          <table:table-cell table:style-name="ce9" office:value-type="float" office:value="440529552" calcext:value-type="float">
            <text:p>440 529 552</text:p>
          </table:table-cell>
        </table:table-row>
        <table:table-row table:style-name="ro2">
          <table:table-cell table:style-name="ce5" office:value-type="string" calcext:value-type="string">
            <text:p>Autre coope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4122" calcext:value-type="float">
            <text:p>24 122</text:p>
          </table:table-cell>
          <table:table-cell table:style-name="ce9" office:value-type="float" office:value="22943" calcext:value-type="float">
            <text:p>22 943</text:p>
          </table:table-cell>
          <table:table-cell table:style-name="ce9" office:value-type="float" office:value="1101098378" calcext:value-type="float">
            <text:p>1 101 098 378</text:p>
          </table:table-cell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tre mutuell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4888524" calcext:value-type="float">
            <text:p>4 888 524</text:p>
          </table:table-cell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38" calcext:value-type="float">
            <text:p>338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14756635" calcext:value-type="float">
            <text:p>14 756 635</text:p>
          </table:table-cell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HLM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000" calcext:value-type="float">
            <text:p>4 000</text:p>
          </table:table-cell>
          <table:table-cell table:style-name="ce9" office:value-type="float" office:value="2150" calcext:value-type="float">
            <text:p>2 150</text:p>
          </table:table-cell>
          <table:table-cell table:style-name="ce9" office:value-type="float" office:value="10434" calcext:value-type="float">
            <text:p>10 434</text:p>
          </table:table-cell>
          <table:table-cell table:style-name="ce9" office:value-type="float" office:value="11192" calcext:value-type="float">
            <text:p>11 192</text:p>
          </table:table-cell>
          <table:table-cell table:style-name="ce9" office:value-type="float" office:value="362730656" calcext:value-type="float">
            <text:p>362 730 656</text:p>
          </table:table-cell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14" calcext:value-type="float">
            <text:p>914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18316" calcext:value-type="float">
            <text:p>18 316</text:p>
          </table:table-cell>
          <table:table-cell table:style-name="ce9" office:value-type="float" office:value="18260" calcext:value-type="float">
            <text:p>18 260</text:p>
          </table:table-cell>
          <table:table-cell table:style-name="ce9" office:value-type="float" office:value="631084268" calcext:value-type="float">
            <text:p>631 084 268</text:p>
          </table:table-cell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22834" calcext:value-type="float">
            <text:p>22 834</text:p>
          </table:table-cell>
          <table:table-cell table:style-name="ce9" office:value-type="float" office:value="21881" calcext:value-type="float">
            <text:p>21 881</text:p>
          </table:table-cell>
          <table:table-cell table:style-name="ce9" office:value-type="float" office:value="831618170" calcext:value-type="float">
            <text:p>831 618 170</text:p>
          </table:table-cell>
        </table:table-row>
        <table:table-row table:style-name="ro2">
          <table:table-cell table:style-name="ce5" office:value-type="string" calcext:value-type="string">
            <text:p>Cooperative agrico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4006" calcext:value-type="float">
            <text:p>14 006</text:p>
          </table:table-cell>
          <table:table-cell table:style-name="ce9" office:value-type="float" office:value="13486" calcext:value-type="float">
            <text:p>13 486</text:p>
          </table:table-cell>
          <table:table-cell table:style-name="ce9" office:value-type="float" office:value="503277702" calcext:value-type="float">
            <text:p>503 277 702</text:p>
          </table:table-cell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483" calcext:value-type="float">
            <text:p>5 483</text:p>
          </table:table-cell>
          <table:table-cell table:style-name="ce9" office:value-type="float" office:value="1348" calcext:value-type="float">
            <text:p>1 348</text:p>
          </table:table-cell>
          <table:table-cell table:style-name="ce9" office:value-type="float" office:value="19234" calcext:value-type="float">
            <text:p>19 234</text:p>
          </table:table-cell>
          <table:table-cell table:style-name="ce9" office:value-type="float" office:value="20111" calcext:value-type="float">
            <text:p>20 111</text:p>
          </table:table-cell>
          <table:table-cell table:style-name="ce9" office:value-type="float" office:value="887005322" calcext:value-type="float">
            <text:p>887 005 322</text:p>
          </table:table-cell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74" calcext:value-type="float">
            <text:p>1 174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7284" calcext:value-type="float">
            <text:p>17 284</text:p>
          </table:table-cell>
          <table:table-cell table:style-name="ce9" office:value-type="float" office:value="16782" calcext:value-type="float">
            <text:p>16 782</text:p>
          </table:table-cell>
          <table:table-cell table:style-name="ce9" office:value-type="float" office:value="797257730" calcext:value-type="float">
            <text:p>797 257 730</text:p>
          </table:table-cell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383" calcext:value-type="float">
            <text:p>6 383</text:p>
          </table:table-cell>
          <table:table-cell table:style-name="ce9" office:value-type="float" office:value="6268" calcext:value-type="float">
            <text:p>6 268</text:p>
          </table:table-cell>
          <table:table-cell table:style-name="ce9" office:value-type="float" office:value="343673100" calcext:value-type="float">
            <text:p>343 673 100</text:p>
          </table:table-cell>
        </table:table-row>
        <table:table-row table:style-name="ro2">
          <table:table-cell table:style-name="ce5" office:value-type="string" calcext:value-type="string">
            <text:p>Cooperative bancair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70808" calcext:value-type="float">
            <text:p>70 808</text:p>
          </table:table-cell>
          <table:table-cell table:style-name="ce9" office:value-type="float" office:value="69832" calcext:value-type="float">
            <text:p>69 832</text:p>
          </table:table-cell>
          <table:table-cell table:style-name="ce9" office:value-type="float" office:value="3306809147" calcext:value-type="float">
            <text:p>3 306 809 147</text:p>
          </table:table-cell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186" calcext:value-type="float">
            <text:p>186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454" calcext:value-type="float">
            <text:p>1 454</text:p>
          </table:table-cell>
          <table:table-cell table:style-name="ce9" office:value-type="float" office:value="1347" calcext:value-type="float">
            <text:p>1 347</text:p>
          </table:table-cell>
          <table:table-cell table:style-name="ce9" office:value-type="float" office:value="44077660" calcext:value-type="float">
            <text:p>44 077 660</text:p>
          </table:table-cell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2" calcext:value-type="float">
            <text:p>802</text:p>
          </table:table-cell>
          <table:table-cell table:style-name="ce9" office:value-type="float" office:value="762" calcext:value-type="float">
            <text:p>762</text:p>
          </table:table-cell>
          <table:table-cell table:style-name="ce9" office:value-type="float" office:value="24457813" calcext:value-type="float">
            <text:p>24 457 813</text:p>
          </table:table-cell>
        </table:table-row>
        <table:table-row table:style-name="ro2">
          <table:table-cell table:style-name="ce5" office:value-type="string" calcext:value-type="string">
            <text:p>Cooperative d artisans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5144089" calcext:value-type="float">
            <text:p>5 144 089</text:p>
          </table:table-cell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57" calcext:value-type="float">
            <text:p>457</text:p>
          </table:table-cell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20040379" calcext:value-type="float">
            <text:p>20 040 379</text:p>
          </table:table-cell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945" calcext:value-type="float">
            <text:p>945</text:p>
          </table:table-cell>
          <table:table-cell table:style-name="ce9" office:value-type="float" office:value="37315785" calcext:value-type="float">
            <text:p>37 315 785</text:p>
          </table:table-cell>
        </table:table-row>
        <table:table-row table:style-name="ro2">
          <table:table-cell table:style-name="ce5" office:value-type="string" calcext:value-type="string">
            <text:p>Cooperative de commerçants detaillants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2056" calcext:value-type="float">
            <text:p>2 056</text:p>
          </table:table-cell>
          <table:table-cell table:style-name="ce9" office:value-type="float" office:value="1971" calcext:value-type="float">
            <text:p>1 971</text:p>
          </table:table-cell>
          <table:table-cell table:style-name="ce9" office:value-type="float" office:value="62125500" calcext:value-type="float">
            <text:p>62 125 500</text:p>
          </table:table-cell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398" calcext:value-type="float">
            <text:p>398</text:p>
          </table:table-cell>
          <table:table-cell table:style-name="ce9" office:value-type="float" office:value="10658436" calcext:value-type="float">
            <text:p>10 658 436</text:p>
          </table:table-cell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992" calcext:value-type="float">
            <text:p>1 992</text:p>
          </table:table-cell>
          <table:table-cell table:style-name="ce9" office:value-type="float" office:value="1831" calcext:value-type="float">
            <text:p>1 831</text:p>
          </table:table-cell>
          <table:table-cell table:style-name="ce9" office:value-type="float" office:value="48212694" calcext:value-type="float">
            <text:p>48 212 694</text:p>
          </table:table-cell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de consommateur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de transport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3407224" calcext:value-type="float">
            <text:p>3 407 224</text:p>
          </table:table-cell>
        </table:table-row>
        <table:table-row table:style-name="ro2">
          <table:table-cell table:style-name="ce5" office:value-type="string" calcext:value-type="string">
            <text:p>Cooperative de transport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4763996" calcext:value-type="float">
            <text:p>4 763 996</text:p>
          </table:table-cell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9581415" calcext:value-type="float">
            <text:p>9 581 415</text:p>
          </table:table-cell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operative maritim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77" calcext:value-type="float">
            <text:p>577</text:p>
          </table:table-cell>
          <table:table-cell table:style-name="ce9" office:value-type="float" office:value="260" calcext:value-type="float">
            <text:p>260</text:p>
          </table:table-cell>
          <table:table-cell table:style-name="ce9" office:value-type="float" office:value="1964" calcext:value-type="float">
            <text:p>1 964</text:p>
          </table:table-cell>
          <table:table-cell table:style-name="ce9" office:value-type="float" office:value="2233" calcext:value-type="float">
            <text:p>2 233</text:p>
          </table:table-cell>
          <table:table-cell table:style-name="ce9" office:value-type="float" office:value="77727972" calcext:value-type="float">
            <text:p>77 727 972</text:p>
          </table:table-cell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73" calcext:value-type="float">
            <text:p>573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4467" calcext:value-type="float">
            <text:p>14 467</text:p>
          </table:table-cell>
          <table:table-cell table:style-name="ce9" office:value-type="float" office:value="12666" calcext:value-type="float">
            <text:p>12 666</text:p>
          </table:table-cell>
          <table:table-cell table:style-name="ce9" office:value-type="float" office:value="402289613" calcext:value-type="float">
            <text:p>402 289 613</text:p>
          </table:table-cell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40633" calcext:value-type="float">
            <text:p>40 633</text:p>
          </table:table-cell>
          <table:table-cell table:style-name="ce9" office:value-type="float" office:value="35748" calcext:value-type="float">
            <text:p>35 748</text:p>
          </table:table-cell>
          <table:table-cell table:style-name="ce9" office:value-type="float" office:value="1096562415" calcext:value-type="float">
            <text:p>1 096 562 415</text:p>
          </table:table-cell>
        </table:table-row>
        <table:table-row table:style-name="ro2">
          <table:table-cell table:style-name="ce5" office:value-type="string" calcext:value-type="string">
            <text:p>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1798" calcext:value-type="float">
            <text:p>31 798</text:p>
          </table:table-cell>
          <table:table-cell table:style-name="ce9" office:value-type="float" office:value="28908" calcext:value-type="float">
            <text:p>28 908</text:p>
          </table:table-cell>
          <table:table-cell table:style-name="ce9" office:value-type="float" office:value="1088542281" calcext:value-type="float">
            <text:p>1 088 542 281</text:p>
          </table:table-cell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291" calcext:value-type="float">
            <text:p>3 291</text:p>
          </table:table-cell>
          <table:table-cell table:style-name="ce9" office:value-type="float" office:value="3230" calcext:value-type="float">
            <text:p>3 230</text:p>
          </table:table-cell>
          <table:table-cell table:style-name="ce9" office:value-type="float" office:value="6982" calcext:value-type="float">
            <text:p>6 982</text:p>
          </table:table-cell>
          <table:table-cell table:style-name="ce9" office:value-type="float" office:value="9304" calcext:value-type="float">
            <text:p>9 304</text:p>
          </table:table-cell>
          <table:table-cell table:style-name="ce9" office:value-type="float" office:value="227419378" calcext:value-type="float">
            <text:p>227 419 378</text:p>
          </table:table-cell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73" calcext:value-type="float">
            <text:p>573</text:p>
          </table:table-cell>
          <table:table-cell table:style-name="ce9" office:value-type="float" office:value="537" calcext:value-type="float">
            <text:p>537</text:p>
          </table:table-cell>
          <table:table-cell table:style-name="ce9" office:value-type="float" office:value="10341" calcext:value-type="float">
            <text:p>10 341</text:p>
          </table:table-cell>
          <table:table-cell table:style-name="ce9" office:value-type="float" office:value="11334" calcext:value-type="float">
            <text:p>11 334</text:p>
          </table:table-cell>
          <table:table-cell table:style-name="ce9" office:value-type="float" office:value="269685818" calcext:value-type="float">
            <text:p>269 685 818</text:p>
          </table:table-cell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528" calcext:value-type="float">
            <text:p>8 528</text:p>
          </table:table-cell>
          <table:table-cell table:style-name="ce9" office:value-type="float" office:value="8349" calcext:value-type="float">
            <text:p>8 349</text:p>
          </table:table-cell>
          <table:table-cell table:style-name="ce9" office:value-type="float" office:value="224182224" calcext:value-type="float">
            <text:p>224 182 224</text:p>
          </table:table-cell>
        </table:table-row>
        <table:table-row table:style-name="ro2">
          <table:table-cell table:style-name="ce5" office:value-type="string" calcext:value-type="string">
            <text:p>Groupement d employeur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666" calcext:value-type="float">
            <text:p>1 666</text:p>
          </table:table-cell>
          <table:table-cell table:style-name="ce9" office:value-type="float" office:value="1251" calcext:value-type="float">
            <text:p>1 251</text:p>
          </table:table-cell>
          <table:table-cell table:style-name="ce9" office:value-type="float" office:value="50979760" calcext:value-type="float">
            <text:p>50 979 760</text:p>
          </table:table-cell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19" calcext:value-type="float">
            <text:p>1 519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43" calcext:value-type="float">
            <text:p>5 643</text:p>
          </table:table-cell>
          <table:table-cell table:style-name="ce9" office:value-type="float" office:value="5653" calcext:value-type="float">
            <text:p>5 653</text:p>
          </table:table-cell>
          <table:table-cell table:style-name="ce9" office:value-type="float" office:value="268103759" calcext:value-type="float">
            <text:p>268 103 759</text:p>
          </table:table-cell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806" calcext:value-type="float">
            <text:p>5 806</text:p>
          </table:table-cell>
          <table:table-cell table:style-name="ce9" office:value-type="float" office:value="5242" calcext:value-type="float">
            <text:p>5 242</text:p>
          </table:table-cell>
          <table:table-cell table:style-name="ce9" office:value-type="float" office:value="251543731" calcext:value-type="float">
            <text:p>251 543 731</text:p>
          </table:table-cell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405" calcext:value-type="float">
            <text:p>15 405</text:p>
          </table:table-cell>
          <table:table-cell table:style-name="ce9" office:value-type="float" office:value="13933" calcext:value-type="float">
            <text:p>13 933</text:p>
          </table:table-cell>
          <table:table-cell table:style-name="ce9" office:value-type="float" office:value="623530750" calcext:value-type="float">
            <text:p>623 530 750</text:p>
          </table:table-cell>
        </table:table-row>
        <table:table-row table:style-name="ro2">
          <table:table-cell table:style-name="ce5" office:value-type="string" calcext:value-type="string">
            <text:p>Mutuelle d assuranc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1672" calcext:value-type="float">
            <text:p>21 672</text:p>
          </table:table-cell>
          <table:table-cell table:style-name="ce9" office:value-type="float" office:value="20428" calcext:value-type="float">
            <text:p>20 428</text:p>
          </table:table-cell>
          <table:table-cell table:style-name="ce9" office:value-type="float" office:value="1040023988" calcext:value-type="float">
            <text:p>1 040 023 988</text:p>
          </table:table-cell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97" calcext:value-type="float">
            <text:p>3 797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11894" calcext:value-type="float">
            <text:p>11 894</text:p>
          </table:table-cell>
          <table:table-cell table:style-name="ce9" office:value-type="float" office:value="11861" calcext:value-type="float">
            <text:p>11 861</text:p>
          </table:table-cell>
          <table:table-cell table:style-name="ce9" office:value-type="float" office:value="439882544" calcext:value-type="float">
            <text:p>439 882 544</text:p>
          </table:table-cell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76" calcext:value-type="float">
            <text:p>1 176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23655" calcext:value-type="float">
            <text:p>23 655</text:p>
          </table:table-cell>
          <table:table-cell table:style-name="ce9" office:value-type="float" office:value="20645" calcext:value-type="float">
            <text:p>20 645</text:p>
          </table:table-cell>
          <table:table-cell table:style-name="ce9" office:value-type="float" office:value="753002862" calcext:value-type="float">
            <text:p>753 002 862</text:p>
          </table:table-cell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6788" calcext:value-type="float">
            <text:p>36 788</text:p>
          </table:table-cell>
          <table:table-cell table:style-name="ce9" office:value-type="float" office:value="32226" calcext:value-type="float">
            <text:p>32 226</text:p>
          </table:table-cell>
          <table:table-cell table:style-name="ce9" office:value-type="float" office:value="1100615861" calcext:value-type="float">
            <text:p>1 100 615 861</text:p>
          </table:table-cell>
        </table:table-row>
        <table:table-row table:style-name="ro2">
          <table:table-cell table:style-name="ce5" office:value-type="string" calcext:value-type="string">
            <text:p>Mutuelle de sant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5559" calcext:value-type="float">
            <text:p>15 559</text:p>
          </table:table-cell>
          <table:table-cell table:style-name="ce9" office:value-type="float" office:value="13489" calcext:value-type="float">
            <text:p>13 489</text:p>
          </table:table-cell>
          <table:table-cell table:style-name="ce9" office:value-type="float" office:value="549877649" calcext:value-type="float">
            <text:p>549 877 649</text:p>
          </table:table-cell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23" calcext:value-type="float">
            <text:p>1 123</text:p>
          </table:table-cell>
          <table:table-cell table:style-name="ce9" office:value-type="float" office:value="820" calcext:value-type="float">
            <text:p>820</text:p>
          </table:table-cell>
          <table:table-cell table:style-name="ce9" office:value-type="float" office:value="4050" calcext:value-type="float">
            <text:p>4 050</text:p>
          </table:table-cell>
          <table:table-cell table:style-name="ce9" office:value-type="float" office:value="4260" calcext:value-type="float">
            <text:p>4 260</text:p>
          </table:table-cell>
          <table:table-cell table:style-name="ce9" office:value-type="float" office:value="133507716" calcext:value-type="float">
            <text:p>133 507 716</text:p>
          </table:table-cell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10340" calcext:value-type="float">
            <text:p>10 340</text:p>
          </table:table-cell>
          <table:table-cell table:style-name="ce9" office:value-type="float" office:value="9403" calcext:value-type="float">
            <text:p>9 403</text:p>
          </table:table-cell>
          <table:table-cell table:style-name="ce9" office:value-type="float" office:value="310500268" calcext:value-type="float">
            <text:p>310 500 268</text:p>
          </table:table-cell>
        </table:table-row>
        <table:table-row table:style-name="ro2">
          <table:table-cell table:style-name="ce5" office:value-type="string" calcext:value-type="string">
            <text:p>SCOP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9107" calcext:value-type="float">
            <text:p>9 107</text:p>
          </table:table-cell>
          <table:table-cell table:style-name="ce9" office:value-type="float" office:value="8059" calcext:value-type="float">
            <text:p>8 059</text:p>
          </table:table-cell>
          <table:table-cell table:style-name="ce9" office:value-type="float" office:value="266730473" calcext:value-type="float">
            <text:p>266 730 473</text:p>
          </table:table-cell>
        </table:table-row>
        <table:table-row table:style-name="ro2">
          <table:table-cell table:style-name="ce6" office:value-type="string" calcext:value-type="string">
            <text:p>SCOP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275" calcext:value-type="float">
            <text:p>3 275</text:p>
          </table:table-cell>
          <table:table-cell table:style-name="ce10" office:value-type="float" office:value="2766" calcext:value-type="float">
            <text:p>2 766</text:p>
          </table:table-cell>
          <table:table-cell table:style-name="ce10" office:value-type="float" office:value="98217063" calcext:value-type="float">
            <text:p>98 217 063</text:p>
          </table:table-cell>
        </table:table-row>
        <table:table-row table:style-name="ro2" table:number-rows-repeated="104847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6:21:39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2T16:40:24.236000000</dc:date>
    <dc:creator>Régis Arthaut</dc:creator>
    <meta:editing-duration>PT15M24S</meta:editing-duration>
    <meta:editing-cycles>3</meta:editing-cycles>
    <meta:generator>LibreOffice/6.4.6.2$Windows_X86_64 LibreOffice_project/0ce51a4fd21bff07a5c061082cc82c5ed232f115</meta:generator>
    <meta:document-statistic meta:table-count="1" meta:cell-count="649" meta:object-count="0"/>
  </office:meta>
</office:document-meta>
</file>